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rebuchet MS" style:font-name-asian="Trebuchet MS" style:font-name-complex="Trebuchet MS" fo:font-size="16pt" style:font-size-asian="16pt" style:font-size-complex="16pt"/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7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0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1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5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1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9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20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2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24" style:parent-style-name="Standard" style:family="paragraph">
      <style:paragraph-properties fo:margin-bottom="0.0833in"/>
    </style:style>
  </office:automatic-styles>
  <office:body>
    <office:text text:use-soft-page-breaks="true">
      <text:h text:style-name="P1" text:outline-level="1"><text:span text:style-name="T2">Solicitação de Mudança</text:span></text:h>
      <text:p text:style-name="Standard"><text:span text:style-name="T3">Nome do Sistema:</text:span><text:span text:style-name="T4"><text:s/>Sistema de Vendas e Reserva de Ingresso</text:span></text:p>
      <text:p text:style-name="Standard"><text:span text:style-name="T5">Data:</text:span><text:span text:style-name="T6"><text:s/>28/05/2015</text:span></text:p>
      <text:p text:style-name="P7"/>
      <text:p text:style-name="Standard"><text:span text:style-name="T8">Solicitante :</text:span><text:span text:style-name="T9"><text:s/>Lucas de Assis Rosa</text:span></text:p>
      <text:p text:style-name="P10"/>
      <text:p text:style-name="Standard"><text:span text:style-name="T11">Descrição detalhada:</text:span></text:p>
      <text:p text:style-name="Standard"><text:span text:style-name="T12">1 - É necessário alterar a<text:s/></text:span><text:span text:style-name="T13">página JSP<text:s/></text:span><text:span text:style-name="T14">com o cabeçalho do site, de modo que quando o usuario acesse paginas restritas por login, o cabeçalho mude. O cabeçalho que contem os itens: Atrações, Cadastrar-se, Fazer Login e Minhas Compras, deve ser substituido por outro contendo Atrações, Logout e Minhas Compras.</text:span></text:p>
      <text:p text:style-name="P15"/>
      <text:p text:style-name="Standard"><text:span text:style-name="T16">Justificativa:</text:span><text:span text:style-name="T17"><text:s/></text:span><text:span text:style-name="T18">Permitir que a opção de fazer logout do sistema seja acessada de qualquer página pelo usuário.</text:span></text:p>
      <text:p text:style-name="P19"/>
      <text:p text:style-name="Standard"><text:span text:style-name="T20">An</text:span><text:span text:style-name="T21">exos:</text:span><text:span text:style-name="T22"><text:s/></text:span><text:span text:style-name="T23">cabecalho.jsp atual com fazer login.</text:span></text:p>
      <text:p text:style-name="P24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margin-top="0.1666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Subtitle" style:display-name="Subtitle" style:family="paragraph" style:parent-style-name="Standard">
      <style:paragraph-properties fo:keep-with-next="always" fo:text-align="center" fo:margin-top="0.1666in" fo:margin-bottom="0.0833in"/>
      <style:text-properties style:font-name="Arial" style:font-name-asian="Arial" style:font-name-complex="Arial" fo:font-style="italic" style:font-style-asian="italic" style:font-style-complex="italic" fo:font-size="14pt" style:font-size-asian="14pt" style:font-size-complex="1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OLDAIR</meta:initial-creator>
    <dc:creator>OLDAIR</dc:creator>
    <meta:creation-date>2015-05-28T21:55:00Z</meta:creation-date>
    <dc:date>2015-05-28T21:55:00Z</dc:date>
    <meta:template xlink:href="Normal.dotm" xlink:type="simple"/>
    <meta:editing-cycles>2</meta:editing-cycles>
    <meta:editing-duration>PT0S</meta:editing-duration>
    <meta:document-statistic meta:page-count="1" meta:paragraph-count="1" meta:word-count="97" meta:character-count="620" meta:row-count="4" meta:non-whitespace-character-count="524"/>
  </office:meta>
</office:document-meta>
</file>